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float" office:value="75" table:style-name="ce1">
            <text:p>75</text:p>
          </table:table-cell>
          <table:table-cell office:value-type="float" office:value="7.4999999999999997E-8" table:style-name="ce1">
            <text:p>0.000000075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.1999999999999999E-8" table:style-name="ce1">
            <text:p>0.000000042</text:p>
          </table:table-cell>
          <table:table-cell table:number-columns-repeated="16382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3.03E-7" table:style-name="ce1">
            <text:p>0.000000303</text:p>
          </table:table-cell>
          <table:table-cell table:number-columns-repeated="16382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.8599999999999999E-7" table:style-name="ce1">
            <text:p>0.000000386</text:p>
          </table:table-cell>
          <table:table-cell table:number-columns-repeated="16382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.4399999999999999E-7" table:style-name="ce1">
            <text:p>0.000000144</text:p>
          </table:table-cell>
          <table:table-cell table:number-columns-repeated="16382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.4000000000000004E-8" table:style-name="ce1">
            <text:p>0.000000064</text:p>
          </table:table-cell>
          <table:table-cell table:number-columns-repeated="16382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3.1E-7" table:style-name="ce1">
            <text:p>0.00000031</text:p>
          </table:table-cell>
          <table:table-cell table:number-columns-repeated="16382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.7099999999999998E-7" table:style-name="ce1">
            <text:p>0.000000271</text:p>
          </table:table-cell>
          <table:table-cell table:number-columns-repeated="16382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.2000000000000006E-8" table:style-name="ce1">
            <text:p>0.000000082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.8E-7" table:style-name="ce1">
            <text:p>0.00000018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85.7" table:formula="of:=AVERAGE([.A1:.A10])" table:style-name="ce1">
            <text:p>185.7</text:p>
          </table:table-cell>
          <table:table-cell office:value-type="float" office:value="1.857E-7" table:formula="of:=AVERAGE([.B1:.B10])" table:style-name="ce1">
            <text:p>1.857E-07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indows User</dc:creator>
    <meta:creation-date>2019-11-29T14:46:11Z</meta:creation-date>
    <dc:date>2019-12-14T13:06:15Z</dc:date>
    <meta:editing-cycles>2</meta:editing-cycles>
    <meta:editing-duration>PT440S</meta:editing-duration>
  </office:meta>
</office:document-meta>
</file>